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2.098cm" style:use-optimal-column-width="false"/>
    </style:style>
    <style:style style:name="co2" style:family="table-column">
      <style:table-column-properties style:column-width="77.153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style:font-name="Alvi Nastaleeq" fo:font-size="200pt" style:font-size-asian="200pt" style:font-name-complex="Alvi Nastaleeq" style:font-size-complex="200pt"/>
    </style:style>
    <style:style style:name="T2" style:family="text">
      <style:text-properties style:font-name="Alvi Nastaleeq" fo:font-size="2pt" style:font-size-asian="2pt" style:font-name-complex="Alvi Nastaleeq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9.25cm" svg:height="104.44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جبرئیل لے کے جاؤ یہ بلّغ کی آیتیں</text:span><text:span text:style-name="T1"><text:line-break/></text:span><text:span text:style-name="T1">کہہ دو کہ اب یہ کارِ پیغمبر کی بات ہے</text:span><text:span text:style-name="T2"><text:line-break/></text:span><text:span text:style-name="T2"/></text:p>
              </table:table-cell>
              <table:table-cell>
                <text:p text:style-name="P1"><text:span text:style-name="T1">پالان کی ہے بات، یہ منبر کی بات ہے</text:span><text:span text:style-name="T1"><text:line-break/></text:span><text:span text:style-name="T1">میدانِ خم، ولایتِ حیدر کی بات ہے</text:span><text:span text:style-name="T2"><text:line-break/></text:span><text:span text:style-name="T2"/></text:p>
              </table:table-cell>
            </table:table-row>
            <table:table-row table:style-name="ro1" table:default-cell-style-name="ce1">
              <table:table-cell>
                <text:p text:style-name="P1"><text:span text:style-name="T1">فتحِ حنین و خندق و خیبر کی بات ہے</text:span><text:span text:style-name="T1"><text:line-break/></text:span><text:span text:style-name="T1">اک فرد ہے، لگے ہے کہ لشکر کی بات ہے</text:span><text:span text:style-name="T2"><text:line-break/></text:span><text:span text:style-name="T2"/></text:p>
              </table:table-cell>
              <table:table-cell>
                <text:p text:style-name="P1"><text:span text:style-name="T1">بعدِ نبی علی ہیں، ولی کہہ چکے رسولؐ</text:span><text:span text:style-name="T1"><text:line-break/></text:span><text:span text:style-name="T1">بھولے وہ کس طرح کہ یہ گھر گھر کی بات ہے</text:span><text:span text:style-name="T2"><text:line-break/></text:span><text:span text:style-name="T2"/></text:p>
              </table:table-cell>
            </table:table-row>
            <table:table-row table:style-name="ro1" table:default-cell-style-name="ce1">
              <table:table-cell>
                <text:p text:style-name="P1"><text:span text:style-name="T1">مومن کے دل ہیں شاد، منافق جلے ہوئے</text:span><text:span text:style-name="T1"><text:line-break/></text:span><text:span text:style-name="T1">صاحب یہ اپنے اپنے مقدر کی بات ہے</text:span><text:span text:style-name="T2"><text:line-break/></text:span><text:span text:style-name="T2"/></text:p>
              </table:table-cell>
              <table:table-cell>
                <text:p text:style-name="P1"><text:span text:style-name="T1">گونجے گا اب فضا میں علیِ ولی کا نام</text:span><text:span text:style-name="T1"><text:line-break/></text:span><text:span text:style-name="T1">قلبِ منافقین پہ خنجر کی بات ہے</text:span><text:span text:style-name="T2"><text:line-break/></text:span><text:span text:style-name="T2"/></text:p>
              </table:table-cell>
            </table:table-row>
            <table:table-row table:style-name="ro1" table:default-cell-style-name="ce1">
              <table:table-cell>
                <text:p text:style-name="P1"><text:span text:style-name="T1">بھاگے نہ آج کوئی، کرو ایسا انتظام</text:span><text:span text:style-name="T1"><text:line-break/></text:span><text:span text:style-name="T1">بوزر کے کان میں یہی قمبر کی بات ہے</text:span><text:span text:style-name="T2"><text:line-break/></text:span><text:span text:style-name="T2"/></text:p>
              </table:table-cell>
              <table:table-cell>
                <text:p text:style-name="P1"><text:span text:style-name="T1">کیوں کر نہ آتا عرش سے پتھر پئے سند</text:span><text:span text:style-name="T1"><text:line-break/></text:span><text:span text:style-name="T1">آخر کو یہ ولایتِ حیدر کی بات ہے</text:span><text:span text:style-name="T2"><text:line-break/></text:span><text:span text:style-name="T2"/></text:p>
              </table:table-cell>
            </table:table-row>
            <table:table-row table:style-name="ro1" table:default-cell-style-name="ce1">
              <table:table-cell>
                <text:p text:style-name="P1"><text:span text:style-name="T1">بعدِ غدیر بزمِ سقیفہ میں بیٹھنا</text:span><text:span text:style-name="T1"><text:line-break/></text:span><text:span text:style-name="T1">آوارگیِ فکر ہے، یہ شر کی بات ہے</text:span><text:span text:style-name="T2"><text:line-break/></text:span><text:span text:style-name="T2"/></text:p>
              </table:table-cell>
              <table:table-cell>
                <text:p text:style-name="P1"><text:span text:style-name="T1">قائم ہے اب بھی آخری مولا غدیر کا</text:span><text:span text:style-name="T1"><text:line-break/></text:span><text:span text:style-name="T1">میری نہیں یہ سورۂ کوثر کی بات ہے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rl-tb"/>
      <style:paragraph-properties fo:text-align="end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9.25cm" fo:page-height="10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20:27:03.060573000</meta:creation-date>
    <dc:date>2026-01-27T20:29:26.295943500</dc:date>
    <meta:editing-duration>PT2M26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